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580E9570EB2FF12442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8.198cm" fo:margin-left="-0.215cm" fo:margin-top="0cm" fo:margin-bottom="0cm" table:align="left" style:writing-mode="lr-tb"/>
    </style:style>
    <style:style style:name="Tabla1.A" style:family="table-column">
      <style:table-column-properties style:column-width="2.605cm"/>
    </style:style>
    <style:style style:name="Tabla1.B" style:family="table-column">
      <style:table-column-properties style:column-width="2.604cm"/>
    </style:style>
    <style:style style:name="Tabla1.C" style:family="table-column">
      <style:table-column-properties style:column-width="2.545cm"/>
    </style:style>
    <style:style style:name="Tabla1.D" style:family="table-column">
      <style:table-column-properties style:column-width="2.551cm"/>
    </style:style>
    <style:style style:name="Tabla1.E" style:family="table-column">
      <style:table-column-properties style:column-width="3.025cm"/>
    </style:style>
    <style:style style:name="Tabla1.F" style:family="table-column">
      <style:table-column-properties style:column-width="1.868cm"/>
    </style:style>
    <style:style style:name="Tabla1.G" style:family="table-column">
      <style:table-column-properties style:column-width="3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1pt solid #000001" fo:border-bottom="0.5pt solid #000001">
        <style:background-image/>
      </style:table-cell-properties>
    </style:style>
    <style:style style:name="Tabla1.E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a1.F1" style:family="table-cell">
      <style:table-cell-properties style:vertical-align="bottom" fo:background-color="#ffffff" fo:padding-left="0.191cm" fo:padding-right="0.191cm" fo:padding-top="0cm" fo:padding-bottom="0cm" fo:border-left="none" fo:border-right="1pt solid #000001" fo:border-top="1pt solid #000001" fo:border-bottom="0.5pt solid #000001">
        <style:background-image/>
      </style:table-cell-properties>
    </style:style>
    <style:style style:name="Tabla1.A2" style:family="table-cell">
      <style:table-cell-properties style:vertical-align="bottom"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E2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a1.F2" style:family="table-cell">
      <style:table-cell-properties style:vertical-align="bottom" fo:background-color="#ffffff" fo:padding-left="0.191cm" fo:padding-right="0.191cm" fo:padding-top="0cm" fo:padding-bottom="0cm" fo:border-left="none" fo:border-right="1pt solid #000001" fo:border-top="0.5pt solid #000001" fo:border-bottom="0.5pt solid #000001">
        <style:background-image/>
      </style:table-cell-properties>
    </style:style>
    <style:style style:name="Tabla1.5" style:family="table-row">
      <style:table-row-properties style:min-row-height="0.556cm" fo:keep-together="auto"/>
    </style:style>
    <style:style style:name="Tabla1.A5" style:family="table-cell">
      <style:table-cell-properties style:vertical-align="bottom" fo:background-color="#ffffff" fo:padding-left="0.191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B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6" style:family="table-row">
      <style:table-row-properties style:min-row-height="0.071cm" fo:keep-together="auto"/>
    </style:style>
    <style:style style:name="Tabla1.A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B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7" style:family="table-row">
      <style:table-row-properties style:min-row-height="0.423cm" fo:keep-together="auto"/>
    </style:style>
    <style:style style:name="Tabla1.A7" style:family="table-cell">
      <style:table-cell-properties fo:background-color="#ffffff" fo:padding-left="0.191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C7" style:family="table-cell">
      <style:table-cell-properties fo:background-color="#ffffff" fo:padding-left="0.191cm" fo:padding-right="0.191cm" fo:padding-top="0cm" fo:padding-bottom="0cm" fo:border-left="none" fo:border-right="none" fo:border-top="1pt solid #000001" fo:border-bottom="0.5pt solid #000001">
        <style:background-image/>
      </style:table-cell-properties>
    </style:style>
    <style:style style:name="Tabla1.G7" style:family="table-cell">
      <style:table-cell-properties fo:background-color="#ffffff" fo:padding-left="0.191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a1.A8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9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0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1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11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1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1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1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1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2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0.5pt solid #000001">
        <style:background-image/>
      </style:table-cell-properties>
    </style:style>
    <style:style style:name="Tabla1.B1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1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1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1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1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1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3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0.5pt solid #000001">
        <style:background-image/>
      </style:table-cell-properties>
    </style:style>
    <style:style style:name="Tabla1.B1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1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1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1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1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13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A14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0.5pt solid #000001">
        <style:background-image/>
      </style:table-cell-properties>
    </style:style>
    <style:style style:name="Tabla1.B1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1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1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1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1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1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5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1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1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1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1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15" style:family="table-cell">
      <style:table-cell-properties fo:background-color="#ffffff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la1.16" style:family="table-row">
      <style:table-row-properties style:min-row-height="0.106cm" fo:keep-together="auto"/>
    </style:style>
    <style:style style:name="Tabla1.A16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1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1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1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1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1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7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1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1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1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1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8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1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1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1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1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1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20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0.5pt solid #000001">
        <style:background-image/>
      </style:table-cell-properties>
    </style:style>
    <style:style style:name="Tabla1.C2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2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2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2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21" style:family="table-row">
      <style:table-row-properties style:min-row-height="0.476cm" fo:keep-together="auto"/>
    </style:style>
    <style:style style:name="Tabla1.A21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2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2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2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22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2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23" style:family="table-row">
      <style:table-row-properties style:min-row-height="0.45cm" fo:keep-together="auto"/>
    </style:style>
    <style:style style:name="Tabla1.A23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2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2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2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2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24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A25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26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2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2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2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27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2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2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2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28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2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2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2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29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2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2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2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2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0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3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30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3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1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3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3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3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2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3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33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4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C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5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E35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5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5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6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3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3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3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7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3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38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3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3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3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39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3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3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3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3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40" style:family="table-cell">
      <style:table-cell-properties fo:background-color="#ffffff" fo:padding-left="0.191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A41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E4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4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42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4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4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4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4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43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C4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D43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4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43" style:family="table-cell">
      <style:table-cell-properties fo:background-color="#ffffff" fo:padding-left="0.191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a1.A44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4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4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44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E4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44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45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4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46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4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4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46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47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4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4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4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47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48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4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48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48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49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4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C4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D4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49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F4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49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50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50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5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5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50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51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E5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5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G5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A52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a1.D5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E5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a1.F5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G5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53" style:family="table-cell">
      <style:table-cell-properties fo:background-color="#ffffff" fo:padding-left="0.191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B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C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D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E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F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Tabla1.G53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left="1.249cm" fo:margin-right="0cm" fo:margin-top="0.423cm" fo:margin-bottom="0.212cm" style:contextual-spacing="false" fo:line-height="104%" fo:text-align="justify" style:justify-single-word="false" fo:text-indent="0cm" style:auto-text-indent="false" fo:break-before="page"/>
      <style:text-properties fo:color="#333333" loext:opacity="100%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.423cm" fo:margin-bottom="0.212cm" style:contextual-spacing="false" fo:line-height="104%" fo:text-align="justify" style:justify-single-word="false"/>
      <style:text-properties fo:color="#333333" loext:opacity="100%" fo:font-size="10pt" style:font-size-asian="10pt" style:font-size-complex="10pt"/>
    </style:style>
    <style:style style:name="P4" style:family="paragraph" style:parent-style-name="Standard">
      <style:paragraph-properties fo:margin-left="1.27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.423cm" fo:margin-bottom="0.212cm" style:contextual-spacing="false" fo:line-height="104%" fo:text-align="justify" style:justify-single-word="false" fo:text-indent="1.27cm" style:auto-text-indent="false"/>
      <style:text-properties fo:color="#333333" loext:opacity="100%" fo:font-size="10pt" style:font-size-asian="10pt" style:font-size-complex="10pt"/>
    </style:style>
    <style:style style:name="P6" style:family="paragraph" style:parent-style-name="Standard">
      <style:paragraph-properties fo:margin-top="0.423cm" fo:margin-bottom="0.212cm" style:contextual-spacing="false" fo:line-height="104%" fo:text-align="justify" style:justify-single-word="false"/>
      <style:text-properties fo:color="#333333" loext:opacity="100%" fo:font-size="10pt" officeooo:paragraph-rsid="0005732a" style:font-size-asian="10pt" style:font-size-complex="10pt"/>
    </style:style>
    <style:style style:name="P7" style:family="paragraph" style:parent-style-name="Standard">
      <style:paragraph-properties fo:margin-left="1.27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10pt" officeooo:paragraph-rsid="0005732a" style:font-size-asian="10pt" style:font-size-complex="10pt"/>
    </style:style>
    <style:style style:name="P8" style:family="paragraph" style:parent-style-name="Standard">
      <style:paragraph-properties fo:margin-left="0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10pt" officeooo:paragraph-rsid="00063c7f" style:font-size-asian="10pt" style:font-size-complex="10pt"/>
    </style:style>
    <style:style style:name="P9" style:family="paragraph" style:parent-style-name="Standard">
      <style:paragraph-properties fo:margin-left="1.27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10pt" officeooo:rsid="0005732a" officeooo:paragraph-rsid="0005732a" style:font-size-asian="10pt" style:font-size-complex="10pt"/>
    </style:style>
    <style:style style:name="P10" style:family="paragraph" style:parent-style-name="Standard">
      <style:paragraph-properties fo:margin-left="1.27cm" fo:margin-right="0cm" fo:margin-top="0.423cm" fo:margin-bottom="0cm" style:contextual-spacing="false" fo:line-height="104%" fo:text-align="start" style:justify-single-word="false" fo:orphans="0" fo:widows="0" fo:text-indent="0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1.27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8pt" style:font-size-asian="8pt" style:font-size-complex="8pt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Bookman Old Style" fo:font-size="8pt" style:font-name-asian="Bookman Old Style1" style:font-size-asian="8pt" style:font-name-complex="Bookman Old Style1" style:font-size-complex="8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Bookman Old Style" fo:font-size="8pt" style:font-name-asian="Bookman Old Style1" style:font-size-asian="8pt" style:font-name-complex="Bookman Old Style1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Bookman Old Style" fo:font-size="8pt" style:font-name-asian="Bookman Old Style1" style:font-size-asian="8pt" style:font-name-complex="Bookman Old Style1" style:font-size-complex="8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Bookman Old Style" fo:font-size="8pt" fo:font-weight="bold" style:font-name-asian="Bookman Old Style1" style:font-size-asian="8pt" style:font-weight-asian="bold" style:font-name-complex="Bookman Old Style1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Bookman Old Style" fo:font-size="8pt" fo:font-weight="bold" style:font-name-asian="Bookman Old Style1" style:font-size-asian="8pt" style:font-weight-asian="bold" style:font-name-complex="Bookman Old Style1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Bookman Old Style" fo:font-size="8pt" fo:font-weight="bold" style:font-name-asian="Bookman Old Style1" style:font-size-asian="8pt" style:font-weight-asian="bold" style:font-name-complex="Bookman Old Style1" style:font-size-complex="8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Bookman Old Style" fo:font-size="8pt" style:text-underline-style="solid" style:text-underline-width="auto" style:text-underline-color="font-color" fo:font-weight="bold" style:font-name-asian="Bookman Old Style1" style:font-size-asian="8pt" style:font-weight-asian="bold" style:font-name-complex="Bookman Old Style1" style:font-size-complex="8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Bookman Old Style" fo:font-size="7pt" fo:font-weight="bold" style:font-name-asian="Bookman Old Style1" style:font-size-asian="7pt" style:font-weight-asian="bold" style:font-name-complex="Bookman Old Style1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ookman Old Style" fo:font-size="7pt" fo:font-weight="bold" style:font-name-asian="Bookman Old Style1" style:font-size-asian="7pt" style:font-weight-asian="bold" style:font-name-complex="Bookman Old Style1" style:font-size-complex="7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Bookman Old Style" fo:font-size="7pt" style:font-name-asian="Bookman Old Style1" style:font-size-asian="7pt" style:font-name-complex="Bookman Old Style1" style:font-size-complex="7pt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Bookman Old Style" fo:font-size="7pt" style:font-name-asian="Bookman Old Style1" style:font-size-asian="7pt" style:font-name-complex="Bookman Old Style1" style:font-size-complex="7pt"/>
    </style:style>
    <style:style style:name="P24" style:family="paragraph" style:parent-style-name="Standard">
      <style:paragraph-properties fo:margin-top="0.212cm" fo:margin-bottom="0.212cm" style:contextual-spacing="false" fo:line-height="104%" fo:text-align="justify" style:justify-single-word="false"/>
    </style:style>
    <style:style style:name="P25" style:family="paragraph" style:parent-style-name="Standard">
      <style:paragraph-properties fo:margin-left="1.27cm" fo:margin-right="0cm" fo:margin-top="0cm" fo:margin-bottom="0.212cm" style:contextual-spacing="false" fo:line-height="104%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7" style:family="paragraph" style:parent-style-name="Standard">
      <style:paragraph-properties fo:margin-top="0.423cm" fo:margin-bottom="0.212cm" style:contextual-spacing="false" fo:line-height="104%" fo:text-align="justify" style:justify-single-word="false"/>
      <style:text-properties style:font-name="Arial1" fo:font-size="8pt" style:font-name-asian="Arial2" style:font-size-asian="8pt" style:font-name-complex="Arial2" style:font-size-complex="8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1" fo:font-size="8pt" style:font-name-asian="Arial2" style:font-size-asian="8pt" style:font-name-complex="Arial2" style:font-size-complex="8pt"/>
    </style:style>
    <style:style style:name="P29" style:family="paragraph" style:parent-style-name="Standard" style:master-page-name="First_20_Page">
      <style:paragraph-properties fo:margin-left="1.27cm" fo:margin-right="0cm" fo:margin-top="0.423cm" fo:margin-bottom="0cm" style:contextual-spacing="false" fo:line-height="104%" fo:text-align="start" style:justify-single-word="false" fo:orphans="0" fo:widows="0" fo:text-indent="0cm" style:auto-text-indent="false" style:page-number="auto"/>
      <style:text-properties fo:color="#333333" loext:opacity="100%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1.249cm" fo:margin-right="0cm" fo:margin-top="0.423cm" fo:margin-bottom="0.212cm" style:contextual-spacing="false" fo:line-height="104%" fo:text-align="justify" style:justify-single-word="false" fo:text-indent="0cm" style:auto-text-indent="false"/>
      <style:text-properties fo:color="#333333" loext:opacity="100%" fo:font-size="10pt" style:font-size-asian="10pt" style:font-size-complex="10pt"/>
    </style:style>
    <style:style style:name="P31" style:family="paragraph" style:parent-style-name="Standard">
      <style:text-properties fo:color="#333333" loext:opacity="100%" fo:font-size="10pt" fo:font-weight="bold" style:font-size-asian="10pt" style:font-weight-asian="bold" style:font-size-complex="10pt"/>
    </style:style>
    <style:style style:name="T1" style:family="text">
      <style:text-properties officeooo:rsid="0007d0e6"/>
    </style:style>
    <style:style style:name="T2" style:family="text">
      <style:text-properties fo:color="#333333" loext:opacity="100%" fo:font-size="10pt" style:font-size-asian="10pt" style:font-size-complex="10pt"/>
    </style:style>
    <style:style style:name="T3" style:family="text">
      <style:text-properties fo:color="#333333" loext:opacity="100%" fo:font-size="10pt" officeooo:rsid="0005732a" style:font-size-asian="10pt" style:font-size-complex="10pt"/>
    </style:style>
    <style:style style:name="T4" style:family="text">
      <style:text-properties fo:color="#333333" loext:opacity="100%" fo:font-size="10pt" fo:font-weight="bold" style:font-size-asian="10pt" style:font-weight-asian="bold" style:font-size-complex="10pt"/>
    </style:style>
    <style:style style:name="T5" style:family="text">
      <style:text-properties style:font-name="Bookman Old Style" fo:font-size="8pt" style:font-name-asian="Bookman Old Style1" style:font-size-asian="8pt" style:font-name-complex="Bookman Old Style1" style:font-size-complex="8pt"/>
    </style:style>
    <style:style style:name="T6" style:family="text">
      <style:text-properties style:font-name="Bookman Old Style" fo:font-size="8pt" fo:font-weight="bold" style:font-name-asian="Bookman Old Style1" style:font-size-asian="8pt" style:font-weight-asian="bold" style:font-name-complex="Bookman Old Style1" style:font-size-complex="8pt"/>
    </style:style>
    <style:style style:name="T7" style:family="text">
      <style:text-properties officeooo:rsid="0005732a"/>
    </style:style>
    <style:style style:name="T8" style:family="text">
      <style:text-properties officeooo:rsid="00063c7f"/>
    </style:style>
    <style:style style:name="T9" style:family="text">
      <style:text-properties officeooo:rsid="00072a59"/>
    </style:style>
    <style:style style:name="T10" style:family="text">
      <style:text-properties fo:font-weight="normal" officeooo:rsid="00072a59" style:font-weight-asian="normal" style:font-weight-complex="normal"/>
    </style:style>
    <style:style style:name="T11" style:family="text">
      <style:text-properties fo:font-weight="normal" officeooo:rsid="000ba4ce" style:font-weight-asian="normal" style:font-weight-complex="normal"/>
    </style:style>
    <style:style style:name="T12" style:family="text">
      <style:text-properties fo:font-weight="normal" officeooo:rsid="000d8af1" style:font-weight-asian="normal" style:font-weight-complex="normal"/>
    </style:style>
    <style:style style:name="T13" style:family="text">
      <style:text-properties officeooo:rsid="0008e351"/>
    </style:style>
    <style:style style:name="T14" style:family="text">
      <style:text-properties officeooo:rsid="0009a616"/>
    </style:style>
    <style:style style:name="T15" style:family="text">
      <style:text-properties officeooo:rsid="0009ed87"/>
    </style:style>
    <style:style style:name="T16" style:family="text">
      <style:text-properties officeooo:rsid="000ba4ce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ÓMINA</text:p>
      <text:p text:style-name="P10">Contesta a las siguientes preguntas teniendo en cuenta la nómina que se adjunta al final del archivo.</text:p>
      <text:p text:style-name="P25"/>
      <text:p text:style-name="P24"><text:span text:style-name="T2"><text:s text:c="15"/>a.</text:span><text:span text:style-name="T4"> <text:s text:c="7"/></text:span><text:span text:style-name="T2">¿A qué mes se refiere la nómina? </text:span></text:p>
      <text:p text:style-name="P24"><text:span text:style-name="T2"><text:tab/><text:tab/></text:span><text:span text:style-name="T3">Se refiere al mes de Febrero</text:span></text:p>
      <text:p text:style-name="P3"><text:s text:c="15"/>b. <text:s text:c="7"/>¿Qué categoría profesional tiene la trabajadora?</text:p>
      <text:p text:style-name="P3"><text:tab/><text:tab/><text:span text:style-name="T7">Operador informático</text:span></text:p>
      <text:p text:style-name="P6"><text:tab/>c. <text:s text:c="7"/>¿A qué grupo de cotización pertenece la trabajadora?</text:p>
      <text:p text:style-name="P6"><text:tab/><text:tab/><text:span text:style-name="T7">Pertenece al grupo 4</text:span> </text:p>
      <text:p text:style-name="P3"><text:tab/>d. <text:s text:c="7"/>¿Cuántos días ha cotizado este mes?</text:p>
      <text:p text:style-name="P3"><text:tab/><text:tab/><text:span text:style-name="T7">30 días</text:span></text:p>
      <text:p text:style-name="P4">e. <text:s text:c="7"/>Indica si se trata de un trabajador con retribución mensual o retribución diaria. ¿Qué datos de la nómina nos lo indica? </text:p>
      <text:p text:style-name="P9"><text:tab/>Mensual, <text:span text:style-name="T9">nos lo indica el total de dia que es 30 aunque febrero no tenga 30 días </text:span><text:span text:style-name="T15">y el grupo <text:s/>de cotización (Del 1 al 7 mensual y del 8 al 11 es diario)</text:span></text:p>
      <text:p text:style-name="P3"><text:s text:c="15"/>f. <text:s text:c="7"/>¿Cuál es el importe que recibe por complementos salariales la trabajadora? </text:p>
      <text:p text:style-name="P6"><text:tab/><text:tab/><text:span text:style-name="T8">33</text:span><text:span text:style-name="T7">8.00€</text:span></text:p>
      <text:p text:style-name="P6"><text:s text:c="15"/>g. <text:s text:c="7"/>¿Realiza el trabajador horas extraordinarias? ¿Cuál es su importe?</text:p>
      <text:p text:style-name="P6"><text:tab/><text:tab/><text:span text:style-name="T7">Si, 150.00€</text:span> </text:p>
      <text:p text:style-name="P6"><text:s text:c="15"/>h. <text:s text:c="7"/>¿Cuál es el salario bruto? ¿Qué otro nombre recibe?</text:p>
      <text:p text:style-name="P6"><text:tab/><text:tab/><text:span text:style-name="T7">1533.00€, Total devengado</text:span> </text:p>
      <text:p text:style-name="P6"><text:tab/>i. <text:s text:c="7"/>¿Cuál es el salario neto de este trabajador? ¿Cómo se calcula?</text:p>
      <text:p text:style-name="P6"><text:tab/><text:tab/><text:span text:style-name="T7">1239.12€, </text:span><text:span text:style-name="T1">SN=Salario bruto - deducciones</text:span> </text:p>
      <text:p text:style-name="P3"><text:s text:c="16"/>j. <text:s text:c="7"/>¿Cuánto se le deduce a este trabajador en total? </text:p>
      <text:p text:style-name="P3"><text:tab/><text:tab/><text:span text:style-name="T7">293.88€</text:span></text:p>
      <text:p text:style-name="P3"><text:s text:c="15"/>k. <text:s text:c="7"/>¿Cuánto cotiza (aporta) el trabajador a la Seguridad Social en total? </text:p>
      <text:p text:style-name="P3"><text:tab/><text:tab/><text:span text:style-name="T7">109.92€</text:span></text:p>
      <text:p text:style-name="P3"><text:tab/>l. <text:s text:c="4"/>¿Cuál es la base de cotización por Contingencias Comunes? ¿Cuál es el porcentaje de cotización por Contingencias <text:tab/>Comunes para el trabajador?</text:p>
      <text:p text:style-name="P3"><text:tab/><text:tab/><text:span text:style-name="T7">1581.00€,4,70% y 0,1%</text:span><text:span text:style-name="T15">(MEI)</text:span></text:p>
      <text:p text:style-name="P3"><text:soft-page-break/></text:p>
      <text:p text:style-name="P3"><text:tab/>m. <text:s text:c="7"/>¿Cuál es la cuota o aportación por Contingencias Comunes?</text:p>
      <text:p text:style-name="P3"><text:tab/><text:tab/><text:span text:style-name="T7">74.31€</text:span></text:p>
      <text:p text:style-name="P5">n. <text:s text:c="7"/>¿Cómo se calcula <text:s/>la base de cotización por Contingencias Comunes?</text:p>
      <text:p text:style-name="P5"><text:tab/><text:span text:style-name="T7">BCCC=Sb+Complementos salariale</text:span><text:span text:style-name="T8">s y extrasalariales (sin incluir Horas Extras)+Prorrata de paga Extra</text:span></text:p>
      <text:p text:style-name="P7">o. <text:s text:c="7"/>¿Cuál es la base de cotización por Desempleo? ¿Cómo se calcula?</text:p>
      <text:p text:style-name="P7"><text:tab/> <text:span text:style-name="T8">1731.00€,BCCP=Sb+Complementos salariales y extrasalariales+HE+PPE</text:span></text:p>
      <text:p text:style-name="P4"><text:s/>p. <text:s text:c="5"/>¿Si la Base de Cotización por Contingencias Comunes y la Base de Cotización por Contingencias <text:s/>Profesionales son distintas a qué se debe?</text:p>
      <text:p text:style-name="P4"><text:tab/><text:span text:style-name="T8">A las Horas Extra</text:span></text:p>
      <text:p text:style-name="P3"><text:s text:c="15"/>q. <text:s text:c="7"/>¿Qué personas están obligadas a cotizar? </text:p>
      <text:p text:style-name="P3"><text:tab/><text:tab/><text:span text:style-name="T9">La empresa y el trabajador</text:span></text:p>
      <text:p text:style-name="P3"><text:s text:c="15"/>r. <text:s text:c="7"/>¿Cuál es el porcentaje de cotización por Horas Extraordinarias? </text:p>
      <text:p text:style-name="P3"><text:tab/><text:tab/><text:span text:style-name="T8">4.70%</text:span></text:p>
      <text:p text:style-name="P4">s. <text:s text:c="7"/>¿De qué depende que el porcentaje de cotización por desempleo sea de 1,55% o 1,6%? </text:p>
      <text:p text:style-name="P4"><text:tab/><text:span text:style-name="T15">Por el tipo de contrato, si es tipo general o especifico</text:span></text:p>
      <text:p text:style-name="P8"><text:s text:c="15"/>t. <text:s text:c="7"/>¿Cuál es el porcentaje de retención del Impuesto sobre la Renta de Personas Físicas para este trabajador?</text:p>
      <text:p text:style-name="P8"><text:tab/><text:tab/><text:span text:style-name="T8">12%</text:span> </text:p>
      <text:p text:style-name="P3"><text:s text:c="15"/>u. <text:s text:c="7"/>¿Qué cantidad se le retiene al trabajador por el IRFP? </text:p>
      <text:p text:style-name="P3"><text:tab/><text:tab/><text:span text:style-name="T8">183,96€</text:span></text:p>
      <text:p text:style-name="P3"><text:tab/>v. <text:s text:c="7"/>¿Sobre qué base se aplica este porcentaje de retención?</text:p>
      <text:p text:style-name="P3"><text:tab/><text:tab/><text:span text:style-name="T8">BCCC o 1533.00€</text:span></text:p>
      <text:p text:style-name="P3"><text:s text:c="14"/>w. <text:s text:c="7"/>¿Qué percepciones extrasalariales o no salariales recibe el trabajador? </text:p>
      <text:p text:style-name="P3"><text:tab/><text:tab/><text:span text:style-name="T8">Plus de distancia y p</text:span><text:span text:style-name="T16">rendas</text:span><text:span text:style-name="T8"> de trabajo</text:span></text:p>
      <text:p text:style-name="P4">x. <text:s text:c="7"/>¿Qué representan las percepciones extrasalariales o no salariales?</text:p>
      <text:p text:style-name="P4"><text:tab/><text:span text:style-name="T9">Una Indemnización, en este caso por una distancia y la ropa que debe llevar en el trabajo</text:span></text:p>
      <text:p text:style-name="P3"><text:s text:c="15"/>y. <text:s text:c="7"/>¿Cuándo aparece cumplimentado el apartado Gratificaciones Extraordinarias (pagas extraordinarias? </text:p>
      <text:p text:style-name="P3"><text:tab/><text:tab/><text:span text:style-name="T9">Cuando el trabajador reciba sus gratificaciones extraordinarias</text:span></text:p>
      <text:p text:style-name="P30">z. ¿Cuánto le cuesta a esta empresa tener contratado al trabajador?</text:p>
      <text:p text:style-name="P31"><text:tab/><text:tab/><text:span text:style-name="T11">Total devengado + Aportaciones seguridad social por parte del empresario = </text:span><text:span text:style-name="T12">1533+561.72=2094.72€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0">EMPRESA</text:p>
          </table:table-cell>
          <table:table-cell table:style-name="Tabla1.B1" table:number-columns-spanned="3" office:value-type="string">
            <text:p text:style-name="P22">Ciberweb S.L</text:p>
          </table:table-cell>
          <table:covered-table-cell/>
          <table:covered-table-cell/>
          <table:table-cell table:style-name="Tabla1.E1" office:value-type="string">
            <text:p text:style-name="P20">TRABAJADOR</text:p>
          </table:table-cell>
          <table:table-cell table:style-name="Tabla1.F1" table:number-columns-spanned="2" office:value-type="string">
            <text:p text:style-name="P22">Natalia Pérez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0">DOMICILIO</text:p>
          </table:table-cell>
          <table:table-cell table:style-name="Tabla1.B2" table:number-columns-spanned="3" office:value-type="string">
            <text:p text:style-name="P22">C/Juan Luis 5, 3ºA</text:p>
          </table:table-cell>
          <table:covered-table-cell/>
          <table:covered-table-cell/>
          <table:table-cell table:style-name="Tabla1.E2" office:value-type="string">
            <text:p text:style-name="P20">NIF</text:p>
          </table:table-cell>
          <table:table-cell table:style-name="Tabla1.F2" table:number-columns-spanned="2" office:value-type="string">
            <text:p text:style-name="P22">xxxxxxxx-W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0">CIF</text:p>
          </table:table-cell>
          <table:table-cell table:style-name="Tabla1.B2" table:number-columns-spanned="3" office:value-type="string">
            <text:p text:style-name="P22">xxxxxxxxC</text:p>
          </table:table-cell>
          <table:covered-table-cell/>
          <table:covered-table-cell/>
          <table:table-cell table:style-name="Tabla1.E2" office:value-type="string">
            <text:p text:style-name="P20">Número S.S.</text:p>
          </table:table-cell>
          <table:table-cell table:style-name="Tabla1.F2" table:number-columns-spanned="2" office:value-type="string">
            <text:p text:style-name="P22">45xxxxxxxxxx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0">CCC</text:p>
          </table:table-cell>
          <table:table-cell table:style-name="Tabla1.B2" table:number-columns-spanned="3" office:value-type="string">
            <text:p text:style-name="P22">B-xxxxxxxx</text:p>
          </table:table-cell>
          <table:covered-table-cell/>
          <table:covered-table-cell/>
          <table:table-cell table:style-name="Tabla1.E2" office:value-type="string">
            <text:p text:style-name="P21">CATEGORIA</text:p>
          </table:table-cell>
          <table:table-cell table:style-name="Tabla1.F2" table:number-columns-spanned="2" office:value-type="string">
            <text:p text:style-name="P22">Operador informático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22"> </text:p>
          </table:table-cell>
          <table:table-cell table:style-name="Tabla1.B5" office:value-type="string">
            <text:p text:style-name="P22"> </text:p>
          </table:table-cell>
          <table:table-cell table:style-name="Tabla1.B5" office:value-type="string">
            <text:p text:style-name="P22"> </text:p>
          </table:table-cell>
          <table:table-cell table:style-name="Tabla1.B5" office:value-type="string">
            <text:p text:style-name="P22"> </text:p>
          </table:table-cell>
          <table:table-cell table:style-name="Tabla1.B5" table:number-columns-spanned="2" office:value-type="string">
            <text:p text:style-name="P20">GRUPO COTIZACION</text:p>
          </table:table-cell>
          <table:covered-table-cell/>
          <table:table-cell table:style-name="Tabla1.B5" office:value-type="string">
            <text:p text:style-name="P23">4</text:p>
          </table:table-cell>
        </table:table-row>
        <table:table-row table:style-name="Tabla1.6">
          <table:table-cell table:style-name="Tabla1.A6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7">
          <table:table-cell table:style-name="Tabla1.A7" table:number-columns-spanned="2" office:value-type="string">
            <text:p text:style-name="P13">Periodo liquidación</text:p>
          </table:table-cell>
          <table:covered-table-cell/>
          <table:table-cell table:style-name="Tabla1.C7" table:number-columns-spanned="4" office:value-type="string">
            <text:p text:style-name="P14">del 1 de febrero al 28 de febrero</text:p>
          </table:table-cell>
          <table:covered-table-cell/>
          <table:covered-table-cell/>
          <table:covered-table-cell/>
          <table:table-cell table:style-name="Tabla1.G7" office:value-type="string">
            <text:p text:style-name="P14">Nº días</text:p>
          </table:table-cell>
        </table:table-row>
        <table:table-row table:style-name="Tabla1.7">
          <table:table-cell table:style-name="Tabla1.A43" table:number-columns-spanned="2" office:value-type="string">
            <text:p text:style-name="P16">I. DEVENGOS</text:p>
          </table:table-cell>
          <table:covered-table-cell/>
          <table:table-cell table:style-name="Tabla1.C49" office:value-type="string">
            <text:p text:style-name="P16"> </text:p>
          </table:table-cell>
          <table:table-cell table:style-name="Tabla1.D52" office:value-type="string">
            <text:p text:style-name="P16"> </text:p>
          </table:table-cell>
          <table:table-cell table:style-name="Tabla1.E49" office:value-type="string">
            <text:p text:style-name="P16"> </text:p>
          </table:table-cell>
          <table:table-cell table:style-name="Tabla1.F52" office:value-type="string">
            <text:p text:style-name="P16"> </text:p>
          </table:table-cell>
          <table:table-cell table:style-name="Tabla1.G52" office:value-type="string">
            <text:p text:style-name="P16"> </text:p>
          </table:table-cell>
        </table:table-row>
        <table:table-row table:style-name="Tabla1.7">
          <table:table-cell table:style-name="Tabla1.A52" table:number-columns-spanned="3" office:value-type="string">
            <text:p text:style-name="P12"><text:span text:style-name="T5">1. </text:span><text:span text:style-name="T6">Percepciones salariales</text:span>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7">
          <table:table-cell table:style-name="Tabla1.A49" office:value-type="string">
            <text:p text:style-name="P13">Salario base</text:p>
          </table:table-cell>
          <table:table-cell table:style-name="Tabla1.B34" office:value-type="string">
            <text:p text:style-name="P13"> 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1.100,00 €</text:p>
          </table:table-cell>
        </table:table-row>
        <table:table-row table:style-name="Tabla1.7">
          <table:table-cell table:style-name="Tabla1.A52" table:number-columns-spanned="3" office:value-type="string">
            <text:p text:style-name="P13">Complementos salariales: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7">
          <table:table-cell table:style-name="Tabla1.A14" office:value-type="string">
            <text:p text:style-name="P13">Antigüedad </text:p>
          </table:table-cell>
          <table:table-cell table:style-name="Tabla1.B34" office:value-type="string">
            <text:p text:style-name="P13">(4 trienios)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2" office:value-type="string">
            <text:p text:style-name="P15">88,00 €</text:p>
          </table:table-cell>
        </table:table-row>
        <table:table-row table:style-name="Tabla1.7">
          <table:table-cell table:style-name="Tabla1.A14" office:value-type="string">
            <text:p text:style-name="P13">Idiomas</text:p>
          </table:table-cell>
          <table:table-cell table:style-name="Tabla1.B34" office:value-type="string">
            <text:p text:style-name="P13"> 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13" office:value-type="string">
            <text:p text:style-name="P15">100,00 €</text:p>
          </table:table-cell>
        </table:table-row>
        <table:table-row table:style-name="Tabla1.7">
          <table:table-cell table:style-name="Tabla1.A14" office:value-type="string">
            <text:p text:style-name="P13"> </text:p>
          </table:table-cell>
          <table:table-cell table:style-name="Tabla1.B34" office:value-type="string">
            <text:p text:style-name="P13"> 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7">
          <table:table-cell table:style-name="Tabla1.A43" table:number-columns-spanned="2" office:value-type="string">
            <text:p text:style-name="P13">Horas extraordinarias</text:p>
          </table:table-cell>
          <table:covered-table-cell/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15" office:value-type="string">
            <text:p text:style-name="P15">150,00 €</text:p>
          </table:table-cell>
        </table:table-row>
        <table:table-row table:style-name="Tabla1.16">
          <table:table-cell table:style-name="Tabla1.A43" table:number-columns-spanned="2" office:value-type="string">
            <text:p text:style-name="P13"/>
          </table:table-cell>
          <table:covered-table-cell/>
          <table:table-cell table:style-name="Tabla1.C49" office:value-type="string">
            <text:p text:style-name="P13"/>
          </table:table-cell>
          <table:table-cell table:style-name="Tabla1.D52" office:value-type="string">
            <text:p text:style-name="P13"/>
          </table:table-cell>
          <table:table-cell table:style-name="Tabla1.E49" office:value-type="string">
            <text:p text:style-name="P13"/>
          </table:table-cell>
          <table:table-cell table:style-name="Tabla1.F52" office:value-type="string">
            <text:p text:style-name="P13"/>
          </table:table-cell>
          <table:table-cell table:style-name="Tabla1.G52" office:value-type="string">
            <text:p text:style-name="P13"/>
          </table:table-cell>
        </table:table-row>
        <table:table-row table:style-name="Tabla1.1">
          <table:table-cell table:style-name="Tabla1.A52" table:number-columns-spanned="3" office:value-type="string">
            <text:p text:style-name="P16">2. Percepciones no salariales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52" table:number-columns-spanned="3" office:value-type="string">
            <text:p text:style-name="P13">Indemnizaciones o Suplidos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19" table:number-columns-spanned="2" office:value-type="string">
            <text:p text:style-name="P13">Plus de distancia</text:p>
          </table:table-cell>
          <table:covered-table-cell/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30,00 €</text:p>
          </table:table-cell>
        </table:table-row>
        <table:table-row table:style-name="Tabla1.1">
          <table:table-cell table:style-name="Tabla1.A20" table:number-columns-spanned="2" office:value-type="string">
            <text:p text:style-name="P13">Prendas de trabajo</text:p>
          </table:table-cell>
          <table:covered-table-cell/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65,00 €</text:p>
          </table:table-cell>
        </table:table-row>
        <table:table-row table:style-name="Tabla1.21">
          <table:table-cell table:style-name="Tabla1.A49" office:value-type="string">
            <text:p text:style-name="P16"/>
          </table:table-cell>
          <table:table-cell table:style-name="Tabla1.B49" office:value-type="string">
            <text:p text:style-name="P16"> </text:p>
          </table:table-cell>
          <table:table-cell table:style-name="Tabla1.C38" table:number-columns-spanned="2" office:value-type="string">
            <text:p text:style-name="P16">A. TOTAL DEVENGADO</text:p>
          </table:table-cell>
          <table:covered-table-cell/>
          <table:table-cell table:style-name="Tabla1.E52" office:value-type="string">
            <text:p text:style-name="P16"> </text:p>
          </table:table-cell>
          <table:table-cell table:style-name="Tabla1.F51" office:value-type="string">
            <text:p text:style-name="P16"> </text:p>
          </table:table-cell>
          <table:table-cell table:style-name="Tabla1.G51" office:value-type="string">
            <text:p text:style-name="P16"/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23">
          <table:table-cell table:style-name="Tabla1.A43" table:number-columns-spanned="2" office:value-type="string">
            <text:p text:style-name="P16">II. DEDUCCIONES</text:p>
          </table:table-cell>
          <table:covered-table-cell/>
          <table:table-cell table:style-name="Tabla1.C49" office:value-type="string">
            <text:p text:style-name="P16"> </text:p>
          </table:table-cell>
          <table:table-cell table:style-name="Tabla1.D52" office:value-type="string">
            <text:p text:style-name="P16"> </text:p>
          </table:table-cell>
          <table:table-cell table:style-name="Tabla1.E49" office:value-type="string">
            <text:p text:style-name="P16"> </text:p>
          </table:table-cell>
          <table:table-cell table:style-name="Tabla1.F52" office:value-type="string">
            <text:p text:style-name="P16"> </text:p>
          </table:table-cell>
          <table:table-cell table:style-name="Tabla1.G52" office:value-type="string">
            <text:p text:style-name="P16"> </text:p>
          </table:table-cell>
        </table:table-row>
        <table:table-row table:style-name="Tabla1.23">
          <table:table-cell table:style-name="Tabla1.A24" table:number-columns-spanned="7" office:value-type="string">
            <text:p text:style-name="P16">1. Aportaciones del trabajador a las cotizacones a la S.S y recaudación conjun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4">Tipo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43" table:number-columns-spanned="2" office:value-type="string">
            <text:p text:style-name="P13">Contingencias comunes</text:p>
          </table:table-cell>
          <table:covered-table-cell/>
          <table:table-cell table:style-name="Tabla1.C43" office:value-type="string">
            <text:p text:style-name="P15">1.581,00 €</text:p>
          </table:table-cell>
          <table:table-cell table:style-name="Tabla1.D44" office:value-type="string">
            <text:p text:style-name="P13"> </text:p>
          </table:table-cell>
          <table:table-cell table:style-name="Tabla1.E49" office:value-type="string">
            <text:p text:style-name="P14">4,70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74,31 €</text:p>
          </table:table-cell>
        </table:table-row>
        <table:table-row table:style-name="Tabla1.1">
          <table:table-cell table:style-name="Tabla1.A49" office:value-type="string">
            <text:p text:style-name="P13">Desempleo</text:p>
          </table:table-cell>
          <table:table-cell table:style-name="Tabla1.B34" office:value-type="string">
            <text:p text:style-name="P13"> </text:p>
          </table:table-cell>
          <table:table-cell table:style-name="Tabla1.C43" office:value-type="string">
            <text:p text:style-name="P15">1.731,00 €</text:p>
          </table:table-cell>
          <table:table-cell table:style-name="Tabla1.D44" office:value-type="string">
            <text:p text:style-name="P13"> </text:p>
          </table:table-cell>
          <table:table-cell table:style-name="Tabla1.E49" office:value-type="string">
            <text:p text:style-name="P14">1,55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26,83 €</text:p>
          </table:table-cell>
        </table:table-row>
        <table:table-row table:style-name="Tabla1.1">
          <table:table-cell table:style-name="Tabla1.A43" table:number-columns-spanned="2" office:value-type="string">
            <text:p text:style-name="P13">Formación Profesional</text:p>
          </table:table-cell>
          <table:covered-table-cell/>
          <table:table-cell table:style-name="Tabla1.C43" office:value-type="string">
            <text:p text:style-name="P15">1.731,00 €</text:p>
          </table:table-cell>
          <table:table-cell table:style-name="Tabla1.D44" office:value-type="string">
            <text:p text:style-name="P13"> </text:p>
          </table:table-cell>
          <table:table-cell table:style-name="Tabla1.E49" office:value-type="string">
            <text:p text:style-name="P14">0,10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1,73 €</text:p>
          </table:table-cell>
        </table:table-row>
        <table:table-row table:style-name="Tabla1.1">
          <table:table-cell table:style-name="Tabla1.A52" table:number-columns-spanned="3" office:value-type="string">
            <text:p text:style-name="P13">Horas extraordinarias Normales</text:p>
          </table:table-cell>
          <table:covered-table-cell/>
          <table:covered-table-cell/>
          <table:table-cell table:style-name="Tabla1.D44" office:value-type="string">
            <text:p text:style-name="P14">150,00 €</text:p>
          </table:table-cell>
          <table:table-cell table:style-name="Tabla1.E49" office:value-type="string">
            <text:p text:style-name="P14">4,70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7,05 €</text:p>
          </table:table-cell>
        </table:table-row>
        <table:table-row table:style-name="Tabla1.1">
          <table:table-cell table:style-name="Tabla1.A52" table:number-columns-spanned="3" office:value-type="string">
            <text:p text:style-name="P13">Horas extraordinarias de Fuerza Mayor</text:p>
          </table:table-cell>
          <table:covered-table-cell/>
          <table:covered-table-cell/>
          <table:table-cell table:style-name="Tabla1.D44" office:value-type="string">
            <text:p text:style-name="P14">0,00 €</text:p>
          </table:table-cell>
          <table:table-cell table:style-name="Tabla1.E49" office:value-type="string">
            <text:p text:style-name="P14">2,00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0,00 €</text:p>
          </table:table-cell>
        </table:table-row>
        <table:table-row table:style-name="Tabla1.23">
          <table:table-cell table:style-name="Tabla1.A43" table:number-columns-spanned="2" office:value-type="string">
            <text:p text:style-name="P16">TOTAL APORTACIONES</text:p>
          </table:table-cell>
          <table:covered-table-cell/>
          <table:table-cell table:style-name="Tabla1.C43" office:value-type="string">
            <text:p text:style-name="P16"> </text:p>
          </table:table-cell>
          <table:table-cell table:style-name="Tabla1.D44" office:value-type="string">
            <text:p text:style-name="P16"> </text:p>
          </table:table-cell>
          <table:table-cell table:style-name="Tabla1.E52" office:value-type="string">
            <text:p text:style-name="P16"> </text:p>
          </table:table-cell>
          <table:table-cell table:style-name="Tabla1.F51" office:value-type="string">
            <text:p text:style-name="P16"> </text:p>
          </table:table-cell>
          <table:table-cell table:style-name="Tabla1.G51" office:value-type="string">
            <text:p text:style-name="P17">109,92 €</text:p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49" office:value-type="string">
            <text:p text:style-name="P13">2. Irpf</text:p>
          </table:table-cell>
          <table:table-cell table:style-name="Tabla1.B34" office:value-type="string">
            <text:p text:style-name="P15">1.533,00 €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4">12,00%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5">183,96 €</text:p>
          </table:table-cell>
        </table:table-row>
        <table:table-row table:style-name="Tabla1.1">
          <table:table-cell table:style-name="Tabla1.A49" office:value-type="string">
            <text:p text:style-name="P13">3. Anticipos</text:p>
          </table:table-cell>
          <table:table-cell table:style-name="Tabla1.B34" office:value-type="string">
            <text:p text:style-name="P13"> </text:p>
          </table:table-cell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51" table:number-columns-spanned="4" office:value-type="string">
            <text:p text:style-name="P13">4. Valor de los productos recibidos en especie</text:p>
          </table:table-cell>
          <table:covered-table-cell/>
          <table:covered-table-cell/>
          <table:covered-table-cell/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43" table:number-columns-spanned="2" office:value-type="string">
            <text:p text:style-name="P13">5. Otras deducciones</text:p>
          </table:table-cell>
          <table:covered-table-cell/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3"> </text:p>
          </table:table-cell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3"> 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23">
          <table:table-cell table:style-name="Tabla1.A49" office:value-type="string">
            <text:p text:style-name="P16"> </text:p>
          </table:table-cell>
          <table:table-cell table:style-name="Tabla1.B49" office:value-type="string">
            <text:p text:style-name="P16"> </text:p>
          </table:table-cell>
          <table:table-cell table:style-name="Tabla1.C38" table:number-columns-spanned="2" office:value-type="string">
            <text:p text:style-name="P16">B. TOTAL A DEDUCIR</text:p>
          </table:table-cell>
          <table:covered-table-cell/>
          <table:table-cell table:style-name="Tabla1.E52" office:value-type="string">
            <text:p text:style-name="P16"> </text:p>
          </table:table-cell>
          <table:table-cell table:style-name="Tabla1.F51" office:value-type="string">
            <text:p text:style-name="P16"> </text:p>
          </table:table-cell>
          <table:table-cell table:style-name="Tabla1.G51" office:value-type="string">
            <text:p text:style-name="P17">293,88 €</text:p>
          </table:table-cell>
        </table:table-row>
        <table:table-row table:style-name="Tabla1.21">
          <table:table-cell table:style-name="Tabla1.A49" office:value-type="string">
            <text:p text:style-name="P16"> </text:p>
          </table:table-cell>
          <table:table-cell table:style-name="Tabla1.B49" office:value-type="string">
            <text:p text:style-name="P16"> </text:p>
          </table:table-cell>
          <table:table-cell table:style-name="Tabla1.C39" table:number-columns-spanned="3" office:value-type="string">
            <text:p text:style-name="P16">LIQUIDO TOTAL A PERCIBIR (A-B)</text:p>
          </table:table-cell>
          <table:covered-table-cell/>
          <table:covered-table-cell/>
          <table:table-cell table:style-name="Tabla1.F51" office:value-type="string">
            <text:p text:style-name="P16"> </text:p>
          </table:table-cell>
          <table:table-cell table:style-name="Tabla1.G51" office:value-type="string">
            <text:p text:style-name="P16"> </text:p>
          </table:table-cell>
        </table:table-row>
        <table:table-row table:style-name="Tabla1.23">
          <table:table-cell table:style-name="Tabla1.A40" table:number-columns-spanned="7" office:value-type="string">
            <text:p text:style-name="P19">DETERMINACION DE LAS BASES DE COTIZACION A LA SEGURIDAD SOCIAL E IRP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1" table:number-columns-spanned="4" office:value-type="string">
            <text:p text:style-name="P13">1. Base de cotización por contingencias comunes</text:p>
          </table:table-cell>
          <table:covered-table-cell/>
          <table:covered-table-cell/>
          <table:covered-table-cell/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43" table:number-columns-spanned="2" office:value-type="string">
            <text:p text:style-name="P13"><text:s text:c="4"/>Remuneración mensual</text:p>
          </table:table-cell>
          <table:covered-table-cell/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5">1.383,00 €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43" table:number-columns-spanned="2" office:value-type="string">
            <text:p text:style-name="P13"><text:s text:c="4"/>Prorrata pagas extras</text:p>
          </table:table-cell>
          <table:covered-table-cell/>
          <table:table-cell table:style-name="Tabla1.C43" office:value-type="string">
            <text:p text:style-name="P13"> </text:p>
          </table:table-cell>
          <table:table-cell table:style-name="Tabla1.D44" office:value-type="string">
            <text:p text:style-name="P15">198,00 €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4">Tipo</text:p>
          </table:table-cell>
          <table:table-cell table:style-name="Tabla1.G43" office:value-type="string">
            <text:p text:style-name="P15">Aportación Empresa</text:p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6">TOTAL</text:p>
          </table:table-cell>
          <table:table-cell table:style-name="Tabla1.D44" office:value-type="string">
            <text:p text:style-name="P17">1.581,00 €</text:p>
          </table:table-cell>
          <table:table-cell table:style-name="Tabla1.E49" office:value-type="string">
            <text:p text:style-name="P13"> </text:p>
          </table:table-cell>
          <table:table-cell table:style-name="Tabla1.F52" office:value-type="string">
            <text:p text:style-name="P15">23,60%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 </text:p>
          </table:table-cell>
          <table:table-cell table:style-name="Tabla1.E49" office:value-type="string">
            <text:p text:style-name="P14">Base</text:p>
          </table:table-cell>
          <table:table-cell table:style-name="Tabla1.F52" office:value-type="string">
            <text:p text:style-name="P14"> </text:p>
          </table:table-cell>
          <table:table-cell table:style-name="Tabla1.G52" office:value-type="string">
            <text:p text:style-name="P13"> </text:p>
          </table:table-cell>
        </table:table-row>
        <table:table-row table:style-name="Tabla1.1">
          <table:table-cell table:style-name="Tabla1.A52" table:number-rows-spanned="3" table:number-columns-spanned="3" office:value-type="string">
            <text:p text:style-name="P13">2. Base de Contingencias Profesionales y otros conceptos de recaudación conjunta</text:p>
          </table:table-cell>
          <table:covered-table-cell/>
          <table:covered-table-cell/>
          <table:table-cell table:style-name="Tabla1.D52" office:value-type="string">
            <text:p text:style-name="P13">AT y EP</text:p>
          </table:table-cell>
          <table:table-cell table:style-name="Tabla1.E49" office:value-type="string">
            <text:p text:style-name="P19"> </text:p>
          </table:table-cell>
          <table:table-cell table:style-name="Tabla1.F51" office:value-type="string">
            <text:p text:style-name="P15">1,35%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covered-table-cell table:style-name="Tabla1.A52"/>
          <table:covered-table-cell/>
          <table:covered-table-cell/>
          <table:table-cell table:style-name="Tabla1.D52" office:value-type="string">
            <text:p text:style-name="P13">Desempleo</text:p>
          </table:table-cell>
          <table:table-cell table:style-name="Tabla1.E52" office:value-type="string">
            <text:p text:style-name="P17">1.731,00 €</text:p>
          </table:table-cell>
          <table:table-cell table:style-name="Tabla1.F51" office:value-type="string">
            <text:p text:style-name="P15">6,70%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covered-table-cell table:style-name="Tabla1.A52"/>
          <table:covered-table-cell/>
          <table:covered-table-cell/>
          <table:table-cell table:style-name="Tabla1.D52" office:value-type="string">
            <text:p text:style-name="P13">FP</text:p>
          </table:table-cell>
          <table:table-cell table:style-name="Tabla1.E49" office:value-type="string">
            <text:p text:style-name="P19"> </text:p>
          </table:table-cell>
          <table:table-cell table:style-name="Tabla1.F51" office:value-type="string">
            <text:p text:style-name="P15">0,60%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49" office:value-type="string">
            <text:p text:style-name="P13"> </text:p>
          </table:table-cell>
          <table:table-cell table:style-name="Tabla1.B49" office:value-type="string">
            <text:p text:style-name="P13"> </text:p>
          </table:table-cell>
          <table:table-cell table:style-name="Tabla1.C49" office:value-type="string">
            <text:p text:style-name="P13"> </text:p>
          </table:table-cell>
          <table:table-cell table:style-name="Tabla1.D52" office:value-type="string">
            <text:p text:style-name="P13">FOGASA</text:p>
          </table:table-cell>
          <table:table-cell table:style-name="Tabla1.E49" office:value-type="string">
            <text:p text:style-name="P19"> </text:p>
          </table:table-cell>
          <table:table-cell table:style-name="Tabla1.F51" office:value-type="string">
            <text:p text:style-name="P15">0,20%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52" table:number-columns-spanned="3" office:value-type="string">
            <text:p text:style-name="P13">3. Cotización por horas extras 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52" office:value-type="string">
            <text:p text:style-name="P17">150,00 €</text:p>
          </table:table-cell>
          <table:table-cell table:style-name="Tabla1.F51" office:value-type="string">
            <text:p text:style-name="P15">23,60%</text:p>
          </table:table-cell>
          <table:table-cell table:style-name="Tabla1.G51" office:value-type="string">
            <text:p text:style-name="P13"> </text:p>
          </table:table-cell>
        </table:table-row>
        <table:table-row table:style-name="Tabla1.1">
          <table:table-cell table:style-name="Tabla1.A51" table:number-columns-spanned="4" office:value-type="string">
            <text:p text:style-name="P13">4. Cotización por horas extras fuerza mayor</text:p>
          </table:table-cell>
          <table:covered-table-cell/>
          <table:covered-table-cell/>
          <table:covered-table-cell/>
          <table:table-cell table:style-name="Tabla1.E52" office:value-type="string">
            <text:p text:style-name="P13"> </text:p>
          </table:table-cell>
          <table:table-cell table:style-name="Tabla1.F51" office:value-type="string">
            <text:p text:style-name="P15">12,00%</text:p>
          </table:table-cell>
          <table:table-cell table:style-name="Tabla1.G51" office:value-type="string">
            <text:p text:style-name="P13"> </text:p>
          </table:table-cell>
        </table:table-row>
        <text:soft-page-break/>
        <table:table-row table:style-name="Tabla1.5">
          <table:table-cell table:style-name="Tabla1.A52" table:number-columns-spanned="3" office:value-type="string">
            <text:p text:style-name="P13">5. Base sujeta a retención del IRPF</text:p>
          </table:table-cell>
          <table:covered-table-cell/>
          <table:covered-table-cell/>
          <table:table-cell table:style-name="Tabla1.D52" office:value-type="string">
            <text:p text:style-name="P13"> </text:p>
          </table:table-cell>
          <table:table-cell table:style-name="Tabla1.E52" office:value-type="string">
            <text:p text:style-name="P17"><text:bookmark text:name="_heading=h.gjdgxs"/>1.533,00 €</text:p>
          </table:table-cell>
          <table:table-cell table:style-name="Tabla1.F52" office:value-type="string">
            <text:p text:style-name="P13"> </text:p>
          </table:table-cell>
          <table:table-cell table:style-name="Tabla1.G52" office:value-type="string">
            <text:p text:style-name="P18">Total</text:p>
          </table:table-cell>
        </table:table-row>
        <table:table-row table:style-name="Tabla1.6">
          <table:table-cell table:style-name="Tabla1.A53" office:value-type="string">
            <text:p text:style-name="P28"> </text:p>
          </table:table-cell>
          <table:table-cell table:style-name="Tabla1.B53" office:value-type="string">
            <text:p text:style-name="P28"> </text:p>
          </table:table-cell>
          <table:table-cell table:style-name="Tabla1.C53" office:value-type="string">
            <text:p text:style-name="P28"> </text:p>
          </table:table-cell>
          <table:table-cell table:style-name="Tabla1.D53" office:value-type="string">
            <text:p text:style-name="P28"> </text:p>
          </table:table-cell>
          <table:table-cell table:style-name="Tabla1.E53" office:value-type="string">
            <text:p text:style-name="P28"> </text:p>
          </table:table-cell>
          <table:table-cell table:style-name="Tabla1.F53" office:value-type="string">
            <text:p text:style-name="P28"> </text:p>
          </table:table-cell>
          <table:table-cell table:style-name="Tabla1.G53" office:value-type="string">
            <text:p text:style-name="P28"> </text:p>
          </table:table-cell>
        </table:table-row>
      </table:table>
      <text:p text:style-name="P27"/>
      <text:p text:style-name="P11"><text:s/></text:p>
      <text:p text:style-name="P2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style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style:contextual-spacing="false" fo:line-height="100%" fo:text-align="start" style:justify-single-word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tyle="italic" style:font-style-asian="italic"/>
    </style:style>
    <style:style style:name="MT1" style:family="text">
      <style:text-properties officeooo:rsid="0007d0e6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2718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1.249cm" fo:margin-left="1.27cm" fo:margin-right="1.27cm" style:writing-mode="lr-tb" style:layout-grid-color="#c0c0c0" style:layout-grid-lines="2718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1">NOMBRE Y APELLIDOS:<draw:frame draw:style-name="Mfr1" draw:name="Imagen1" text:anchor-type="char" svg:x="16.034cm" svg:y="-0.931cm" svg:width="3.03cm" svg:height="2.083cm" draw:z-index="0"><draw:image xlink:href="Pictures/100000010000080000000580E9570EB2FF124425.png" xlink:type="simple" xlink:show="embed" xlink:actuate="onLoad" draw:mime-type="image/png"/></draw:frame> <text:span text:style-name="MT1">Álvaro Serradilla Otero</text:span></text:p>
        <text:p text:style-name="MP1">GRUPO:<text:span text:style-name="MT1">1ªDAM</text:span></text:p>
        <text:p text:style-name="MP1">FORMACIÓN Y ORIENTACIÓN PROFESIONAL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27T09:01:00</meta:creation-date>
    <meta:initial-creator>elena corpas bellido</meta:initial-creator>
    <meta:generator>LibreOffice/7.2.7.2$Windows_X86_64 LibreOffice_project/8d71d29d553c0f7dcbfa38fbfda25ee34cce99a2</meta:generator>
    <dc:date>2024-03-15T19:16:18.731000000</dc:date>
    <meta:editing-duration>PT25M54S</meta:editing-duration>
    <meta:editing-cycles>3</meta:editing-cycles>
    <meta:document-statistic meta:table-count="1" meta:image-count="1" meta:object-count="0" meta:page-count="4" meta:paragraph-count="343" meta:word-count="742" meta:character-count="5172" meta:non-whitespace-character-count="3962"/>
  </office:meta>
</office:document-meta>
</file>